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text-properties fo:font-weight="bold" officeooo:rsid="004083c6" officeooo:paragraph-rsid="00266d44" style:font-weight-asian="bold" style:font-weight-complex="bold"/>
    </style:style>
    <style:style style:name="P11"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2" style:family="paragraph" style:parent-style-name="Standard">
      <style:paragraph-properties fo:text-align="start" style:justify-single-word="false"/>
      <style:text-properties fo:font-weight="bold" officeooo:rsid="005c11db" officeooo:paragraph-rsid="005c11db" style:font-weight-asian="bold" style:font-weight-complex="bold"/>
    </style:style>
    <style:style style:name="P13" style:family="paragraph" style:parent-style-name="Standard">
      <style:paragraph-properties fo:text-align="start" style:justify-single-word="false"/>
      <style:text-properties fo:font-weight="bold" officeooo:rsid="005cce9f" officeooo:paragraph-rsid="005cce9f" style:font-weight-asian="bold" style:font-weight-complex="bold"/>
    </style:style>
    <style:style style:name="P14" style:family="paragraph" style:parent-style-name="Standard">
      <style:paragraph-properties fo:text-align="start" style:justify-single-word="false"/>
      <style:text-properties fo:font-weight="bold" officeooo:rsid="005e0820" officeooo:paragraph-rsid="005e0820" style:font-weight-asian="bold" style:font-weight-complex="bold"/>
    </style:style>
    <style:style style:name="P15" style:family="paragraph" style:parent-style-name="Standard">
      <style:text-properties fo:font-weight="bold" officeooo:rsid="007cec5d" officeooo:paragraph-rsid="007cec5d" style:font-weight-asian="bold" style:font-weight-complex="bold"/>
    </style:style>
    <style:style style:name="P16" style:family="paragraph" style:parent-style-name="Standard">
      <style:text-properties fo:font-weight="bold" officeooo:rsid="00932afb" officeooo:paragraph-rsid="00932afb" style:font-weight-asian="bold" style:font-weight-complex="bold"/>
    </style:style>
    <style:style style:name="P17" style:family="paragraph" style:parent-style-name="Standard">
      <style:text-properties fo:font-weight="bold" officeooo:rsid="00950b13" officeooo:paragraph-rsid="00950b13" style:font-weight-asian="bold" style:font-weight-complex="bold"/>
    </style:style>
    <style:style style:name="P18" style:family="paragraph" style:parent-style-name="Standard">
      <style:text-properties fo:font-weight="bold" officeooo:rsid="0096ae04" officeooo:paragraph-rsid="0096ae04" style:font-weight-asian="bold" style:font-weight-complex="bold"/>
    </style:style>
    <style:style style:name="P19" style:family="paragraph" style:parent-style-name="Standard">
      <style:text-properties fo:font-weight="bold" officeooo:rsid="00997cac" officeooo:paragraph-rsid="00997cac" style:font-weight-asian="bold" style:font-weight-complex="bold"/>
    </style:style>
    <style:style style:name="P20" style:family="paragraph" style:parent-style-name="Standard">
      <style:text-properties fo:font-weight="bold" officeooo:rsid="009d1080" officeooo:paragraph-rsid="009d1080" style:font-weight-asian="bold" style:font-weight-complex="bold"/>
    </style:style>
    <style:style style:name="P21" style:family="paragraph" style:parent-style-name="Standard">
      <style:text-properties fo:font-weight="bold" officeooo:rsid="009f159d" officeooo:paragraph-rsid="009f6881" style:font-weight-asian="bold" style:font-weight-complex="bold"/>
    </style:style>
    <style:style style:name="P22" style:family="paragraph" style:parent-style-name="Standard">
      <style:text-properties fo:font-weight="bold" officeooo:rsid="009fe0d4" officeooo:paragraph-rsid="009fe0d4" style:font-weight-asian="bold" style:font-weight-complex="bold"/>
    </style:style>
    <style:style style:name="P23" style:family="paragraph" style:parent-style-name="Standard">
      <style:text-properties officeooo:rsid="0024c853" officeooo:paragraph-rsid="0024c853"/>
    </style:style>
    <style:style style:name="P24" style:family="paragraph" style:parent-style-name="Standard">
      <style:text-properties fo:font-weight="normal" officeooo:rsid="0024c853" officeooo:paragraph-rsid="0024c853" style:font-weight-asian="normal" style:font-weight-complex="normal"/>
    </style:style>
    <style:style style:name="P25" style:family="paragraph" style:parent-style-name="Standard">
      <style:text-properties fo:font-weight="normal" officeooo:rsid="003902c8" officeooo:paragraph-rsid="003902c8" style:font-weight-asian="normal" style:font-weight-complex="normal"/>
    </style:style>
    <style:style style:name="P26"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27" style:family="paragraph" style:parent-style-name="Standard">
      <style:text-properties fo:font-weight="normal" officeooo:rsid="003b45a6" officeooo:paragraph-rsid="003b45a6" style:font-weight-asian="normal" style:font-weight-complex="normal"/>
    </style:style>
    <style:style style:name="P28" style:family="paragraph" style:parent-style-name="Standard">
      <style:text-properties fo:font-weight="normal" officeooo:rsid="003acfbd" officeooo:paragraph-rsid="003b45a6" style:font-weight-asian="normal" style:font-weight-complex="normal"/>
    </style:style>
    <style:style style:name="P29"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30"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31" style:family="paragraph" style:parent-style-name="Standard">
      <style:text-properties fo:font-weight="normal" officeooo:rsid="00342c6a" officeooo:paragraph-rsid="00342c6a" style:font-weight-asian="normal" style:font-weight-complex="normal"/>
    </style:style>
    <style:style style:name="P32"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33" style:family="paragraph" style:parent-style-name="Standard">
      <style:text-properties fo:font-weight="normal" officeooo:rsid="004e48f4" officeooo:paragraph-rsid="004e48f4" style:font-weight-asian="normal" style:font-weight-complex="normal"/>
    </style:style>
    <style:style style:name="P34" style:family="paragraph" style:parent-style-name="Standard">
      <style:text-properties fo:font-weight="normal" officeooo:rsid="004fe3a1" officeooo:paragraph-rsid="004fe3a1" style:font-weight-asian="normal" style:font-weight-complex="normal"/>
    </style:style>
    <style:style style:name="P35" style:family="paragraph" style:parent-style-name="Standard">
      <style:paragraph-properties fo:text-align="start" style:justify-single-word="false"/>
      <style:text-properties fo:font-weight="normal" officeooo:rsid="005a16f4" officeooo:paragraph-rsid="005a16f4" style:font-weight-asian="normal" style:font-weight-complex="normal"/>
    </style:style>
    <style:style style:name="P36" style:family="paragraph" style:parent-style-name="Standard">
      <style:paragraph-properties fo:text-align="start" style:justify-single-word="false"/>
      <style:text-properties fo:font-weight="normal" officeooo:rsid="005c11db" officeooo:paragraph-rsid="005c11db" style:font-weight-asian="normal" style:font-weight-complex="normal"/>
    </style:style>
    <style:style style:name="P37" style:family="paragraph" style:parent-style-name="Standard">
      <style:paragraph-properties fo:text-align="start" style:justify-single-word="false"/>
      <style:text-properties fo:font-weight="normal" officeooo:rsid="005c69d3" officeooo:paragraph-rsid="005c69d3" style:font-weight-asian="normal" style:font-weight-complex="normal"/>
    </style:style>
    <style:style style:name="P38" style:family="paragraph" style:parent-style-name="Standard">
      <style:paragraph-properties fo:text-align="start" style:justify-single-word="false"/>
      <style:text-properties fo:font-weight="normal" officeooo:rsid="005d171d" officeooo:paragraph-rsid="005dc25b" style:font-weight-asian="normal" style:font-weight-complex="normal"/>
    </style:style>
    <style:style style:name="P39" style:family="paragraph" style:parent-style-name="Standard">
      <style:paragraph-properties fo:text-align="start" style:justify-single-word="false"/>
      <style:text-properties fo:font-weight="normal" officeooo:rsid="005e0820" officeooo:paragraph-rsid="005e0820" style:font-weight-asian="normal" style:font-weight-complex="normal"/>
    </style:style>
    <style:style style:name="P40" style:family="paragraph" style:parent-style-name="Standard">
      <style:paragraph-properties fo:text-align="start" style:justify-single-word="false"/>
      <style:text-properties fo:font-weight="normal" officeooo:rsid="005e0820" officeooo:paragraph-rsid="00601556" style:font-weight-asian="normal" style:font-weight-complex="normal"/>
    </style:style>
    <style:style style:name="P41" style:family="paragraph" style:parent-style-name="Standard">
      <style:paragraph-properties fo:text-align="start" style:justify-single-word="false"/>
      <style:text-properties fo:font-weight="normal" officeooo:rsid="00601556" officeooo:paragraph-rsid="00601556" style:font-weight-asian="normal" style:font-weight-complex="normal"/>
    </style:style>
    <style:style style:name="P42" style:family="paragraph" style:parent-style-name="Standard">
      <style:text-properties fo:font-weight="normal" officeooo:rsid="0033e7b7" officeooo:paragraph-rsid="0033e7b7" style:font-weight-asian="normal" style:font-weight-complex="normal"/>
    </style:style>
    <style:style style:name="P43" style:family="paragraph" style:parent-style-name="Standard">
      <style:text-properties fo:font-weight="normal" officeooo:rsid="007cec5d" officeooo:paragraph-rsid="007cec5d" style:font-weight-asian="normal" style:font-weight-complex="normal"/>
    </style:style>
    <style:style style:name="P44" style:family="paragraph" style:parent-style-name="Standard">
      <style:text-properties fo:font-weight="normal" officeooo:rsid="0081892f" officeooo:paragraph-rsid="0081892f" style:font-weight-asian="normal" style:font-weight-complex="normal"/>
    </style:style>
    <style:style style:name="P45" style:family="paragraph" style:parent-style-name="Standard">
      <style:text-properties fo:font-weight="normal" officeooo:rsid="008204fd" officeooo:paragraph-rsid="0087b2cc" style:font-weight-asian="normal" style:font-weight-complex="normal"/>
    </style:style>
    <style:style style:name="P46" style:family="paragraph" style:parent-style-name="Standard">
      <style:text-properties fo:font-weight="normal" officeooo:rsid="008a17d3" officeooo:paragraph-rsid="008a17d3" style:font-weight-asian="normal" style:font-weight-complex="normal"/>
    </style:style>
    <style:style style:name="P47" style:family="paragraph" style:parent-style-name="Standard">
      <style:text-properties fo:font-weight="normal" officeooo:rsid="00932afb" officeooo:paragraph-rsid="00932afb" style:font-weight-asian="normal" style:font-weight-complex="normal"/>
    </style:style>
    <style:style style:name="P48" style:family="paragraph" style:parent-style-name="Standard">
      <style:text-properties fo:font-weight="normal" officeooo:rsid="0096ae04" officeooo:paragraph-rsid="0096ae04" style:font-weight-asian="normal" style:font-weight-complex="normal"/>
    </style:style>
    <style:style style:name="P49" style:family="paragraph" style:parent-style-name="Standard">
      <style:text-properties fo:font-weight="normal" officeooo:rsid="0097bdf3" officeooo:paragraph-rsid="0097bdf3" style:font-weight-asian="normal" style:font-weight-complex="normal"/>
    </style:style>
    <style:style style:name="P50" style:family="paragraph" style:parent-style-name="Standard">
      <style:text-properties fo:font-weight="normal" officeooo:rsid="00997cac" officeooo:paragraph-rsid="00997cac" style:font-weight-asian="normal" style:font-weight-complex="normal"/>
    </style:style>
    <style:style style:name="P51" style:family="paragraph" style:parent-style-name="Standard">
      <style:text-properties fo:font-weight="normal" officeooo:rsid="009d1080" officeooo:paragraph-rsid="009d1080" style:font-weight-asian="normal" style:font-weight-complex="normal"/>
    </style:style>
    <style:style style:name="P52" style:family="paragraph" style:parent-style-name="Standard">
      <style:text-properties fo:font-weight="normal" officeooo:rsid="009f159d" officeooo:paragraph-rsid="009f159d" style:font-weight-asian="normal" style:font-weight-complex="normal"/>
    </style:style>
    <style:style style:name="P53" style:family="paragraph" style:parent-style-name="Standard">
      <style:text-properties fo:font-weight="normal" officeooo:rsid="009fe0d4" officeooo:paragraph-rsid="009fe0d4" style:font-weight-asian="normal" style:font-weight-complex="normal"/>
    </style:style>
    <style:style style:name="P54" style:family="paragraph" style:parent-style-name="Standard">
      <style:text-properties officeooo:paragraph-rsid="0047acd9"/>
    </style:style>
    <style:style style:name="P55" style:family="paragraph" style:parent-style-name="Standard">
      <style:text-properties officeooo:paragraph-rsid="004e48f4"/>
    </style:style>
    <style:style style:name="P56" style:family="paragraph" style:parent-style-name="Standard">
      <style:text-properties officeooo:rsid="004e48f4" officeooo:paragraph-rsid="004fe3a1"/>
    </style:style>
    <style:style style:name="P57" style:family="paragraph" style:parent-style-name="Standard">
      <style:text-properties officeooo:rsid="004fe3a1" officeooo:paragraph-rsid="004fe3a1"/>
    </style:style>
    <style:style style:name="P58" style:family="paragraph" style:parent-style-name="Standard">
      <style:text-properties style:font-name="New times" fo:font-weight="normal" officeooo:rsid="007cec5d" officeooo:paragraph-rsid="007cec5d" style:font-weight-asian="normal" style:font-weight-complex="normal"/>
    </style:style>
    <style:style style:name="P59" style:family="paragraph" style:parent-style-name="Standard">
      <style:text-properties style:font-name="New times" fo:font-weight="normal" officeooo:rsid="007f8823" officeooo:paragraph-rsid="007f8823" style:font-weight-asian="normal" style:font-weight-complex="normal"/>
    </style:style>
    <style:style style:name="P60" style:family="paragraph" style:parent-style-name="Standard">
      <style:text-properties style:font-name="New times" fo:font-weight="normal" officeooo:rsid="0081892f" officeooo:paragraph-rsid="0081892f" style:font-weight-asian="normal" style:font-weight-complex="normal"/>
    </style:style>
    <style:style style:name="P61" style:family="paragraph" style:parent-style-name="Standard">
      <style:text-properties style:font-name="New times" fo:font-weight="normal" officeooo:rsid="008204fd" officeooo:paragraph-rsid="0087b2cc" style:font-weight-asian="normal" style:font-weight-complex="normal"/>
    </style:style>
    <style:style style:name="P62" style:family="paragraph" style:parent-style-name="Standard">
      <style:text-properties style:font-name="New times" fo:font-weight="normal" officeooo:rsid="008a17d3" officeooo:paragraph-rsid="008a17d3" style:font-weight-asian="normal" style:font-weight-complex="normal"/>
    </style:style>
    <style:style style:name="P63" style:family="paragraph" style:parent-style-name="Standard">
      <style:text-properties style:font-name="New times" fo:font-weight="normal" officeooo:rsid="008d130b" officeooo:paragraph-rsid="008d130b" style:font-weight-asian="normal" style:font-weight-complex="normal"/>
    </style:style>
    <style:style style:name="P64" style:family="paragraph" style:parent-style-name="Standard">
      <style:text-properties style:font-name="New times" fo:font-weight="normal" officeooo:rsid="008d4f94" officeooo:paragraph-rsid="008d4f94" style:font-weight-asian="normal" style:font-weight-complex="normal"/>
    </style:style>
    <style:style style:name="P65" style:family="paragraph" style:parent-style-name="Standard">
      <style:text-properties style:font-name="New times" fo:font-weight="normal" officeooo:rsid="008f2559" officeooo:paragraph-rsid="008f2559" style:font-weight-asian="normal" style:font-weight-complex="normal"/>
    </style:style>
    <style:style style:name="P66" style:family="paragraph" style:parent-style-name="Standard">
      <style:text-properties style:font-name="New times" fo:font-weight="normal" officeooo:rsid="0090c825" officeooo:paragraph-rsid="0090c825" style:font-weight-asian="normal" style:font-weight-complex="normal"/>
    </style:style>
    <style:style style:name="P67" style:family="paragraph" style:parent-style-name="Standard">
      <style:text-properties style:font-name="New times" fo:font-weight="normal" officeooo:rsid="0090c825" officeooo:paragraph-rsid="00911254" style:font-weight-asian="normal" style:font-weight-complex="normal"/>
    </style:style>
    <style:style style:name="P68" style:family="paragraph" style:parent-style-name="Standard">
      <style:text-properties style:font-name="New times" fo:font-weight="normal" officeooo:rsid="00911254" officeooo:paragraph-rsid="00911254" style:font-weight-asian="normal" style:font-weight-complex="normal"/>
    </style:style>
    <style:style style:name="P69" style:family="paragraph" style:parent-style-name="Standard">
      <style:text-properties style:font-name="New times" fo:font-weight="normal" officeooo:rsid="009219bf" officeooo:paragraph-rsid="009219bf" style:font-weight-asian="normal" style:font-weight-complex="normal"/>
    </style:style>
    <style:style style:name="P70" style:family="paragraph" style:parent-style-name="Standard">
      <style:text-properties style:font-name="New times" fo:font-weight="bold" officeooo:rsid="007e870e" officeooo:paragraph-rsid="007e870e" style:font-weight-asian="bold" style:font-weight-complex="bold"/>
    </style:style>
    <style:style style:name="P71" style:family="paragraph" style:parent-style-name="Standard">
      <style:text-properties style:font-name="New times" fo:font-weight="bold" officeooo:rsid="0081892f" officeooo:paragraph-rsid="0081892f" style:font-weight-asian="bold" style:font-weight-complex="bold"/>
    </style:style>
    <style:style style:name="P72" style:family="paragraph" style:parent-style-name="Standard">
      <style:text-properties style:font-name="New times" fo:font-weight="bold" officeooo:rsid="008a17d3" officeooo:paragraph-rsid="008a17d3" style:font-weight-asian="bold" style:font-weight-complex="bold"/>
    </style:style>
    <style:style style:name="P73" style:family="paragraph" style:parent-style-name="Standard">
      <style:text-properties style:font-name="New times" fo:font-weight="bold" officeooo:rsid="008bd510" officeooo:paragraph-rsid="008bd510" style:font-weight-asian="bold" style:font-weight-complex="bold"/>
    </style:style>
    <style:style style:name="P74" style:family="paragraph" style:parent-style-name="Standard">
      <style:text-properties style:font-name="New times" fo:font-weight="bold" officeooo:rsid="008dcf36" officeooo:paragraph-rsid="008dcf36" style:font-weight-asian="bold" style:font-weight-complex="bold"/>
    </style:style>
    <style:style style:name="P75" style:family="paragraph" style:parent-style-name="Standard">
      <style:text-properties style:font-name="New times" fo:font-weight="bold" officeooo:rsid="0090c825" officeooo:paragraph-rsid="0090c825" style:font-weight-asian="bold" style:font-weight-complex="bold"/>
    </style:style>
    <style:style style:name="P76" style:family="paragraph" style:parent-style-name="Standard">
      <style:text-properties style:font-name="New times" fo:font-weight="bold" officeooo:rsid="0090c825" officeooo:paragraph-rsid="00911254" style:font-weight-asian="bold" style:font-weight-complex="bold"/>
    </style:style>
    <style:style style:name="P77" style:family="paragraph" style:parent-style-name="Standard">
      <style:text-properties style:font-name="New times" fo:font-weight="bold" officeooo:rsid="00911254" officeooo:paragraph-rsid="00911254" style:font-weight-asian="bold" style:font-weight-complex="bold"/>
    </style:style>
    <style:style style:name="P78" style:family="paragraph" style:parent-style-name="Standard">
      <style:text-properties officeooo:paragraph-rsid="009b65fa"/>
    </style:style>
    <style:style style:name="P79"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8f0e0" officeooo:paragraph-rsid="0068f0e0" style:font-size-asian="12pt" style:font-weight-asian="bold" style:font-name-complex="Times New Roman1" style:font-size-complex="12pt" style:font-weight-complex="bold"/>
    </style:style>
    <style:style style:name="P80"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b681a" officeooo:paragraph-rsid="006b681a" style:font-size-asian="12pt" style:font-weight-asian="bold" style:font-name-complex="Times New Roman1" style:font-size-complex="12pt" style:font-weight-complex="bold"/>
    </style:style>
    <style:style style:name="P81"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771bfa" officeooo:paragraph-rsid="00771bfa" style:font-size-asian="12pt" style:font-weight-asian="bold" style:font-name-complex="Times New Roman1" style:font-size-complex="12pt" style:font-weight-complex="bold"/>
    </style:style>
    <style:style style:name="P82"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a3144" officeooo:paragraph-rsid="006a3144" style:font-size-asian="12pt" style:font-weight-asian="normal" style:font-name-complex="Times New Roman1" style:font-size-complex="12pt" style:font-weight-complex="normal"/>
    </style:style>
    <style:style style:name="P83"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e7646" officeooo:paragraph-rsid="006e7646" style:font-size-asian="12pt" style:font-weight-asian="normal" style:font-name-complex="Times New Roman1" style:font-size-complex="12pt" style:font-weight-complex="normal"/>
    </style:style>
    <style:style style:name="P84"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1af2d" officeooo:paragraph-rsid="0071af2d" style:font-size-asian="12pt" style:font-weight-asian="normal" style:font-name-complex="Times New Roman1" style:font-size-complex="12pt" style:font-weight-complex="normal"/>
    </style:style>
    <style:style style:name="P85"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37e1f" officeooo:paragraph-rsid="00737e1f" style:font-size-asian="12pt" style:font-weight-asian="normal" style:font-name-complex="Times New Roman1" style:font-size-complex="12pt" style:font-weight-complex="normal"/>
    </style:style>
    <style:style style:name="P86" style:family="paragraph" style:parent-style-name="Standard" style:list-style-name="L1">
      <style:text-properties fo:font-weight="normal" officeooo:rsid="003902c8" officeooo:paragraph-rsid="003902c8" style:font-weight-asian="normal" style:font-weight-complex="normal"/>
    </style:style>
    <style:style style:name="P87" style:family="paragraph" style:parent-style-name="Standard" style:list-style-name="L1">
      <style:text-properties fo:font-weight="normal" officeooo:rsid="0053c243" officeooo:paragraph-rsid="0053c243" style:font-weight-asian="normal" style:font-weight-complex="normal"/>
    </style:style>
    <style:style style:name="P88"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89"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90"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91" style:family="paragraph" style:parent-style-name="Standard" style:list-style-name="L3">
      <style:paragraph-properties fo:text-align="start" style:justify-single-word="false"/>
      <style:text-properties fo:font-weight="normal" officeooo:rsid="00432e6e" officeooo:paragraph-rsid="00432e6e" style:font-weight-asian="normal" style:font-weight-complex="normal"/>
    </style:style>
    <style:style style:name="P92" style:family="paragraph" style:parent-style-name="Standard" style:list-style-name="L3">
      <style:paragraph-properties fo:text-align="start" style:justify-single-word="false"/>
      <style:text-properties fo:font-weight="normal" officeooo:rsid="0056b9ac" officeooo:paragraph-rsid="0056b9ac" style:font-weight-asian="normal" style:font-weight-complex="normal"/>
    </style:style>
    <style:style style:name="P93" style:family="paragraph" style:parent-style-name="Standard" style:list-style-name="L4">
      <style:text-properties fo:font-weight="normal" officeooo:rsid="009b65fa" officeooo:paragraph-rsid="009b65fa" style:font-weight-asian="normal" style:font-weight-complex="normal"/>
    </style:style>
    <style:style style:name="P94" style:family="paragraph" style:parent-style-name="Standard" style:list-style-name="L4">
      <style:text-properties fo:font-weight="normal" officeooo:rsid="009d1080" officeooo:paragraph-rsid="009d1080" style:font-weight-asian="normal" style:font-weight-complex="normal"/>
    </style:style>
    <style:style style:name="P95" style:family="paragraph" style:parent-style-name="Standard">
      <style:text-properties fo:font-weight="normal" officeooo:rsid="009d1080" officeooo:paragraph-rsid="009d1080" style:font-weight-asian="normal" style:font-weight-complex="normal"/>
    </style:style>
    <style:style style:name="P96" style:family="paragraph" style:parent-style-name="Standard" style:list-style-name="L5">
      <style:text-properties fo:font-weight="normal" officeooo:rsid="009d1080" officeooo:paragraph-rsid="009d1080" style:font-weight-asian="normal" style:font-weight-complex="normal"/>
    </style:style>
    <style:style style:name="P97" style:family="paragraph" style:parent-style-name="Standard" style:list-style-name="L5">
      <style:text-properties fo:font-weight="normal" officeooo:rsid="009d9290" officeooo:paragraph-rsid="009d9290" style:font-weight-asian="normal" style:font-weight-complex="normal"/>
    </style:style>
    <style:style style:name="P98" style:family="paragraph" style:parent-style-name="Standard">
      <style:text-properties fo:font-weight="normal" officeooo:rsid="009d9290" officeooo:paragraph-rsid="009d9290" style:font-weight-asian="normal" style:font-weight-complex="normal"/>
    </style:style>
    <style:style style:name="P99" style:family="paragraph" style:parent-style-name="Standard">
      <style:text-properties fo:font-weight="normal" officeooo:rsid="009f159d" officeooo:paragraph-rsid="009f6881" style:font-weight-asian="normal" style:font-weight-complex="normal"/>
    </style:style>
    <style:style style:name="P100" style:family="paragraph" style:parent-style-name="Standard" style:list-style-name="L7">
      <style:text-properties fo:font-weight="normal" officeooo:rsid="009f159d" officeooo:paragraph-rsid="009f6881" style:font-weight-asian="normal" style:font-weight-complex="normal"/>
    </style:style>
    <style:style style:name="P101" style:family="paragraph" style:parent-style-name="Standard" style:list-style-name="L7">
      <style:text-properties fo:font-weight="normal" officeooo:rsid="009f6881" officeooo:paragraph-rsid="009f6881" style:font-weight-asian="normal" style:font-weight-complex="normal"/>
    </style:style>
    <style:style style:name="P102" style:family="paragraph" style:parent-style-name="Standard" style:list-style-name="L8">
      <style:text-properties fo:font-weight="normal" officeooo:rsid="009fe0d4" officeooo:paragraph-rsid="009fe0d4" style:font-weight-asian="normal" style:font-weight-complex="normal"/>
    </style:style>
    <style:style style:name="P103" style:family="paragraph" style:parent-style-name="Standard" style:list-style-name="L1">
      <style:text-properties officeooo:rsid="003902c8" officeooo:paragraph-rsid="003902c8"/>
    </style:style>
    <style:style style:name="P104" style:family="paragraph" style:parent-style-name="Standard" style:list-style-name="L1">
      <style:text-properties officeooo:rsid="003b45a6" officeooo:paragraph-rsid="003b45a6"/>
    </style:style>
    <style:style style:name="P105" style:family="paragraph" style:parent-style-name="Standard">
      <style:text-properties fo:font-weight="bold" officeooo:rsid="009a40ff" officeooo:paragraph-rsid="009b65fa" style:font-weight-asian="bold" style:font-weight-complex="bold"/>
    </style:style>
    <style:style style:name="P106" style:family="paragraph" style:parent-style-name="Standard" style:list-style-name="L6">
      <style:text-properties officeooo:paragraph-rsid="009f6881"/>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fo:font-weight="bold" officeooo:rsid="006016e1" style:font-weight-asian="bold" style:font-weight-complex="bold"/>
    </style:style>
    <style:style style:name="T6" style:family="text">
      <style:text-properties fo:font-weight="bold" officeooo:rsid="006fec6b" style:font-weight-asian="bold" style:font-weight-complex="bold"/>
    </style:style>
    <style:style style:name="T7" style:family="text">
      <style:text-properties fo:font-weight="bold" officeooo:rsid="007cec5d" style:font-weight-asian="bold" style:font-weight-complex="bold"/>
    </style:style>
    <style:style style:name="T8" style:family="text">
      <style:text-properties fo:font-weight="bold" officeooo:rsid="0099fc4a" style:font-weight-asian="bold" style:font-weight-complex="bold"/>
    </style:style>
    <style:style style:name="T9" style:family="text">
      <style:text-properties fo:font-weight="bold" officeooo:rsid="009a40ff" style:font-weight-asian="bold" style:font-weight-complex="bold"/>
    </style:style>
    <style:style style:name="T10" style:family="text">
      <style:text-properties fo:font-weight="bold" officeooo:rsid="009d1080" style:font-weight-asian="bold" style:font-weight-complex="bold"/>
    </style:style>
    <style:style style:name="T11" style:family="text">
      <style:text-properties officeooo:rsid="0021812c"/>
    </style:style>
    <style:style style:name="T12" style:family="text">
      <style:text-properties fo:font-weight="normal" style:font-weight-asian="normal" style:font-weight-complex="normal"/>
    </style:style>
    <style:style style:name="T13" style:family="text">
      <style:text-properties fo:font-weight="normal" officeooo:rsid="0022c163" style:font-weight-asian="normal" style:font-weight-complex="normal"/>
    </style:style>
    <style:style style:name="T14" style:family="text">
      <style:text-properties fo:font-weight="normal" officeooo:rsid="002450bf" style:font-weight-asian="normal" style:font-weight-complex="normal"/>
    </style:style>
    <style:style style:name="T15" style:family="text">
      <style:text-properties fo:font-weight="normal" officeooo:rsid="00282c5d" style:font-weight-asian="normal" style:font-weight-complex="normal"/>
    </style:style>
    <style:style style:name="T16" style:family="text">
      <style:text-properties fo:font-weight="normal" officeooo:rsid="003acfbd" style:font-weight-asian="normal" style:font-weight-complex="normal"/>
    </style:style>
    <style:style style:name="T17" style:family="text">
      <style:text-properties fo:font-weight="normal" officeooo:rsid="0041e74b" style:font-weight-asian="normal" style:font-weight-complex="normal"/>
    </style:style>
    <style:style style:name="T18" style:family="text">
      <style:text-properties fo:font-weight="normal" officeooo:rsid="00432e6e" style:font-weight-asian="normal" style:font-weight-complex="normal"/>
    </style:style>
    <style:style style:name="T19" style:family="text">
      <style:text-properties fo:font-weight="normal" officeooo:rsid="0047acd9" style:font-weight-asian="normal" style:font-weight-complex="normal"/>
    </style:style>
    <style:style style:name="T20" style:family="text">
      <style:text-properties fo:font-weight="normal" officeooo:rsid="0049809e" style:font-weight-asian="normal" style:font-weight-complex="normal"/>
    </style:style>
    <style:style style:name="T21" style:family="text">
      <style:text-properties fo:font-weight="normal" officeooo:rsid="004a9167" style:font-weight-asian="normal" style:font-weight-complex="normal"/>
    </style:style>
    <style:style style:name="T22" style:family="text">
      <style:text-properties fo:font-weight="normal" officeooo:rsid="004c9cd7" style:font-weight-asian="normal" style:font-weight-complex="normal"/>
    </style:style>
    <style:style style:name="T23" style:family="text">
      <style:text-properties fo:font-weight="normal" officeooo:rsid="00226ea6" style:font-weight-asian="normal" style:font-weight-complex="normal"/>
    </style:style>
    <style:style style:name="T24" style:family="text">
      <style:text-properties fo:font-weight="normal" officeooo:rsid="004e48f4" style:font-weight-asian="normal" style:font-weight-complex="normal"/>
    </style:style>
    <style:style style:name="T25" style:family="text">
      <style:text-properties fo:font-weight="normal" officeooo:rsid="004fd4f9" style:font-weight-asian="normal" style:font-weight-complex="normal"/>
    </style:style>
    <style:style style:name="T26" style:family="text">
      <style:text-properties fo:font-weight="normal" officeooo:rsid="004fe3a1" style:font-weight-asian="normal" style:font-weight-complex="normal"/>
    </style:style>
    <style:style style:name="T27" style:family="text">
      <style:text-properties fo:font-weight="normal" officeooo:rsid="00519717" style:font-weight-asian="normal" style:font-weight-complex="normal"/>
    </style:style>
    <style:style style:name="T28" style:family="text">
      <style:text-properties fo:font-weight="normal" officeooo:rsid="00533302" style:font-weight-asian="normal" style:font-weight-complex="normal"/>
    </style:style>
    <style:style style:name="T29" style:family="text">
      <style:text-properties fo:font-weight="normal" officeooo:rsid="0053c243" style:font-weight-asian="normal" style:font-weight-complex="normal"/>
    </style:style>
    <style:style style:name="T30" style:family="text">
      <style:text-properties fo:font-weight="normal" officeooo:rsid="0056be6d" style:font-weight-asian="normal" style:font-weight-complex="normal"/>
    </style:style>
    <style:style style:name="T31" style:family="text">
      <style:text-properties fo:font-weight="normal" officeooo:rsid="00579d4a" style:font-weight-asian="normal" style:font-weight-complex="normal"/>
    </style:style>
    <style:style style:name="T32" style:family="text">
      <style:text-properties fo:font-weight="normal" officeooo:rsid="009b65fa" style:font-weight-asian="normal" style:font-weight-complex="normal"/>
    </style:style>
    <style:style style:name="T33" style:family="text">
      <style:text-properties fo:font-weight="normal" officeooo:rsid="009f6881" style:font-weight-asian="normal" style:font-weight-complex="normal"/>
    </style:style>
    <style:style style:name="T34" style:family="text">
      <style:text-properties fo:font-weight="normal" officeooo:rsid="009f159d" style:font-weight-asian="normal" style:font-weight-complex="normal"/>
    </style:style>
    <style:style style:name="T35" style:family="text">
      <style:text-properties fo:font-weight="normal" officeooo:rsid="00a2183f" style:font-weight-asian="normal" style:font-weight-complex="normal"/>
    </style:style>
    <style:style style:name="T36" style:family="text">
      <style:text-properties officeooo:rsid="0037b9a7"/>
    </style:style>
    <style:style style:name="T37" style:family="text">
      <style:text-properties officeooo:rsid="002a0c59"/>
    </style:style>
    <style:style style:name="T38" style:family="text">
      <style:text-properties officeooo:rsid="003d8de9"/>
    </style:style>
    <style:style style:name="T39" style:family="text">
      <style:text-properties officeooo:rsid="00432e6e"/>
    </style:style>
    <style:style style:name="T40" style:family="text">
      <style:text-properties officeooo:rsid="004a9167"/>
    </style:style>
    <style:style style:name="T41" style:family="text">
      <style:text-properties officeooo:rsid="00556318"/>
    </style:style>
    <style:style style:name="T42" style:family="text">
      <style:text-properties officeooo:rsid="00559a21"/>
    </style:style>
    <style:style style:name="T43" style:family="text">
      <style:text-properties officeooo:rsid="005c11db"/>
    </style:style>
    <style:style style:name="T44" style:family="text">
      <style:text-properties officeooo:rsid="005dc25b"/>
    </style:style>
    <style:style style:name="T45" style:family="text">
      <style:text-properties officeooo:rsid="006016e1"/>
    </style:style>
    <style:style style:name="T46" style:family="text">
      <style:text-properties officeooo:rsid="0068f0e0"/>
    </style:style>
    <style:style style:name="T47" style:family="text">
      <style:text-properties officeooo:rsid="006ce388"/>
    </style:style>
    <style:style style:name="T48" style:family="text">
      <style:text-properties officeooo:rsid="006e7646"/>
    </style:style>
    <style:style style:name="T49" style:family="text">
      <style:text-properties officeooo:rsid="006fec6b"/>
    </style:style>
    <style:style style:name="T50" style:family="text">
      <style:text-properties officeooo:rsid="00737e1f"/>
    </style:style>
    <style:style style:name="T51" style:family="text">
      <style:text-properties officeooo:rsid="007e870e"/>
    </style:style>
    <style:style style:name="T52" style:family="text">
      <style:text-properties officeooo:rsid="008102f9"/>
    </style:style>
    <style:style style:name="T53" style:family="text">
      <style:text-properties officeooo:rsid="0086a3ad"/>
    </style:style>
    <style:style style:name="T54" style:family="text">
      <style:text-properties officeooo:rsid="0087b2cc"/>
    </style:style>
    <style:style style:name="T55" style:family="text">
      <style:text-properties officeooo:rsid="008b1baa"/>
    </style:style>
    <style:style style:name="T56" style:family="text">
      <style:text-properties officeooo:rsid="008dcf36"/>
    </style:style>
    <style:style style:name="T57" style:family="text">
      <style:text-properties officeooo:rsid="0094dba6"/>
    </style:style>
    <style:style style:name="T58" style:family="text">
      <style:text-properties officeooo:rsid="0096ae04"/>
    </style:style>
    <style:style style:name="T59" style:family="text">
      <style:text-properties officeooo:rsid="009793a4"/>
    </style:style>
    <style:style style:name="T60" style:family="text">
      <style:text-properties officeooo:rsid="0097bdf3"/>
    </style:style>
    <style:style style:name="T61" style:family="text">
      <style:text-properties officeooo:rsid="00997cac"/>
    </style:style>
    <style:style style:name="T62" style:family="text">
      <style:text-properties officeooo:rsid="0099fc4a"/>
    </style:style>
    <style:style style:name="T63" style:family="text">
      <style:text-properties officeooo:rsid="009a40ff"/>
    </style:style>
    <style:style style:name="T64" style:family="text">
      <style:text-properties officeooo:rsid="00a36eb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11">MATHEMATICS AND COMPUTING</text:span></text:p>
      <text:p text:style-name="P1"/>
      <text:p text:style-name="P10">CHAPTER ONE: INTRODUCTION</text:p>
      <text:p text:style-name="P9">1.1: Introduction to online rental systems</text:p>
      <text:p text:style-name="P54"><text:span text:style-name="T19">Internet Real Estate </text:span><text:span text:style-name="T20">refers to the process of online publishing of houses, offices and estates for consumers seeking to rent or shop for a property. <text:s/>These </text:span><text:span text:style-name="T21">properties are</text:span><text:span text:style-name="T20"> published by the landlords or in most cases, agents on behalf of the landlords . Internet real </text:span><text:span text:style-name="T30">estate</text:span><text:span text:style-name="T20"> </text:span><text:span text:style-name="T21">saw it’s growth around</text:span><text:span text:style-name="T20">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40">).</text:span></text:p>
      <text:p text:style-name="P8"/>
      <text:p text:style-name="P4">Background study</text:p>
      <text:p text:style-name="P2"/>
      <text:p text:style-name="P55"><text:span text:style-name="T23">In <text:s/>Kenya, rural to urban migration is becoming rampant as most people are moving to towns </text:span><text:span text:style-name="T17">in</text:span><text:span text:style-name="T23"> search </text:span><text:span text:style-name="T22">for</text:span><text:span text:style-name="T23"> jobs </text:span><text:span text:style-name="T22">.</text:span><text:span text:style-name="T24">(‘</text:span><text:a xlink:type="simple" xlink:href="https://earthobservatory.nasa.gov/images/88822/nairobi-swells-with-urban-growth" text:style-name="Internet_20_link" text:visited-style-name="Visited_20_Internet_20_Link"><text:span text:style-name="T24">https://earthobservatory.nasa.gov/images/88822/nairobi-swells-with-urban-growth</text:span></text:a><text:span text:style-name="T24">’).</text:span><text:span text:style-name="T23"> </text:span><text:span text:style-name="T22">In this case, the population in urban areas is becoming high and thus</text:span><text:span text:style-name="T26"> a </text:span><text:span text:style-name="T22">need <text:s/></text:span><text:span text:style-name="T26">of </text:span><text:span text:style-name="T22">creation </text:span><text:span text:style-name="T26">for</text:span><text:span text:style-name="T24"> more</text:span><text:span text:style-name="T22"> houses and <text:s/>office spaces for those interested in starting their businesses.</text:span><text:span text:style-name="T24">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33"/>
      <text:p text:style-name="P56"><text:span text:style-name="T12">In the recent future, <text:s/>technology in Kenya </text:span><text:span text:style-name="T25">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6">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34"/>
      <text:p text:style-name="P57"><text:span text:style-name="T12">It’s in this regard I decided to come up with </text:span><text:span text:style-name="T13"><text:s/></text:span><text:span text:style-name="T31">a </text:span><text:span text:style-name="T12">system</text:span><text:span text:style-name="T13"> <text:s/>that links the landlord owner of the house or office, the customer and we the Pata space management. In this system, we the Pata Space management get to meet with the owner or top management of each house </text:span><text:span text:style-name="T14">or office and </text:span><text:span text:style-name="T2">enter into an agreement with them </text:span><text:span text:style-name="T14">with them about advertising their house on our system.</text:span></text:p>
      <text:p text:style-name="P23"><text:span text:style-name="T14">M</text:span><text:span text:style-name="T12">eeting the owner of the house and sealing the agreement is to make sure that whatever is posted in our system </text:span><text:span text:style-name="T15">by the agent</text:span><text:span text:style-name="T12"> is legit information from </text:span><text:span text:style-name="T15">him/her</text:span><text:span text:style-name="T12"> and <text:s/>also </text:span><text:span text:style-name="T27">help do away with the </text:span><text:span text:style-name="T12"><text:s/></text:span><text:span text:style-name="T26">malicious agents.</text:span></text:p>
      <text:p text:style-name="P24"/>
      <text:p text:style-name="P3"/>
      <text:p text:style-name="P31"/>
      <text:p text:style-name="P24"/>
      <text:p text:style-name="P24"/>
      <text:p text:style-name="P24"><text:soft-page-break/></text:p>
      <text:p text:style-name="P5">Problem <text:span text:style-name="T36">statement</text:span></text:p>
      <text:p text:style-name="P25">With the increasing demand for houses and office spaces in the cities due to massive rural-urbanization, this has come with plenty of challenges for those looking for better offices and houses to settle. Some of these problems are : </text:p>
      <text:list xml:id="list1929128493" text:style-name="L1">
        <text:list-item>
          <text:p text:style-name="P86">People tarmacking for long distances looking for a house and office space in the busy city and may end up not getting any.</text:p>
        </text:list-item>
        <text:list-item>
          <text:p text:style-name="P103"><text:span text:style-name="T12">Online house and office hunting sites have had </text:span><text:span text:style-name="T28">malicious agents/landlords</text:span><text:span text:style-name="T12"> who post other people’s pictures of the house or </text:span><text:span text:style-name="T16">offices</text:span><text:span text:style-name="T12"> that don’t exist and therefore, robbing from a needy customer the booking money. </text:span></text:p>
        </text:list-item>
        <text:list-item>
          <text:p text:style-name="P86"><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86">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103"><text:span text:style-name="T12">People hunting for a house <text:s/>may need to know of the nearest amenities around the place like hospitals, schools etc and this may prove a challenge if the customer doesn’t know the place. </text:span><text:span text:style-name="T16">In online sites, agents may give wrong or false information about the places and this may give the customer a hard time.</text:span></text:p>
        </text:list-item>
        <text:list-item>
          <text:p text:style-name="P104"><text:span text:style-name="T16">S</text:span><text:span text:style-name="T12">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8">demerit</text:span><text:span text:style-name="T12"> to her of the amount of money she spent on fare and time.</text:span><text:span text:style-name="T29"> </text:span></text:p>
        </text:list-item>
        <text:list-item>
          <text:p text:style-name="P87">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27"/>
      <text:p text:style-name="P27">Lack of trust and so many fraudsters makes people loose a lot of trust in these online sites. I carried out a research and came to a conclusion that, a better system that is able to keep trust between the customer and the landlord and eliminate all the <text:span text:style-name="T41">malicious agents/landlords ,</text:span> making it easier for people to <text:s/>hunt <text:span text:style-name="T41">houses </text:span>online needed to be developed. </text:p>
      <text:p text:style-name="P28"/>
      <text:p text:style-name="P6">1.<text:span text:style-name="T39">4</text:span> <text:span text:style-name="T37">P</text:span>roject Objectives</text:p>
      <text:p text:style-name="P26">The following are the objectives of the system:</text:p>
      <text:list xml:id="list1792796484" text:style-name="L2">
        <text:list-item>
          <text:p text:style-name="P88">To develop a system that links the customer, we PATA SPACE and the landlord/entrusted agent.</text:p>
        </text:list-item>
        <text:list-item>
          <text:p text:style-name="P88">The landlord/e<text:span text:style-name="T42">n</text:span>trusted agent are able to add their property, edit ,delete,<text:span text:style-name="T38">and read it</text:span></text:p>
        </text:list-item>
        <text:list-item>
          <text:p text:style-name="P89">The system has got an interface where the customer can see the available houses/offices and nearest to be vacant.</text:p>
        </text:list-item>
        <text:list-item>
          <text:p text:style-name="P89">The customer can make a booking of any house/office space.</text:p>
        </text:list-item>
        <text:list-item>
          <text:p text:style-name="P89">If the house/office is rented out, the landlord can remove it from the system <text:s/>and <text:span text:style-name="T42">in case</text:span> of any customer who had added it in his/her list , it can be showed as ‘taken’.</text:p>
        </text:list-item>
        <text:list-item>
          <text:p text:style-name="P89">The user isn’t allowed <text:s/>to add any property </text:p>
        </text:list-item>
        <text:list-item>
          <text:p text:style-name="P89">Each property has got a user review page <text:s/>and the like button and a map for where the property belongs</text:p>
        </text:list-item>
        <text:list-item>
          <text:p text:style-name="P90">The user can book or communicate with the landlord through our system.</text:p>
          <text:p text:style-name="P89"/>
        </text:list-item>
      </text:list>
      <text:p text:style-name="P29"><text:soft-page-break/></text:p>
      <text:p text:style-name="P30">1.<text:span text:style-name="T39">4</text:span>.1 <text:span text:style-name="T1">Overal Goal</text:span></text:p>
      <text:p text:style-name="P7"><text:tab/><text:span text:style-name="T18">To design and develop an online rental system </text:span></text:p>
      <text:p text:style-name="P11"/>
      <text:p text:style-name="P11">1.4.2 specific goals</text:p>
      <text:list xml:id="list1551769126" text:style-name="L3">
        <text:list-item>
          <text:p text:style-name="P91">To build an online rental system </text:p>
        </text:list-item>
        <text:list-item>
          <text:p text:style-name="P92">To offer a good and trusted internet rental system to both consumers and landlords</text:p>
        </text:list-item>
        <text:list-item>
          <text:p text:style-name="P92">To counter malicious agents who post insufficient and inaccurate information</text:p>
        </text:list-item>
        <text:list-item>
          <text:p text:style-name="P92">To help users link with landlords easily </text:p>
          <text:p text:style-name="P92"/>
        </text:list-item>
      </text:list>
      <text:p text:style-name="P32"/>
      <text:p text:style-name="P11"><text:span text:style-name="T12">1.5 </text:span>Purpose of the study</text:p>
      <text:p text:style-name="P35">Due to the rise of <text:span text:style-name="T43">online</text:span> scammers <text:span text:style-name="T43">who provide insufficient and inaccurate information</text:span> in online real estate systems, <text:span text:style-name="T43">copy right infringement and other risks to the buyers. This study was made in order to develop a more reliable online rental system that is meant to provide the buyer with the correct most information and eradicate <text:s/>malicious agents. </text:span></text:p>
      <text:p text:style-name="P35"/>
      <text:p text:style-name="P12">1.6 scope of the project</text:p>
      <text:p text:style-name="P36">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37">With this, we’ll be creating more trust on online rental system with the users. The person posting for vacant house/office wouldn’t be any other person but only the landlord/agent we the pata space have recognized and entered in to our <text:span text:style-name="T47">database. The</text:span> buyer is only allowed to see what is posted, book and contact the talk with the seller on our app in case need be.<text:span text:style-name="T38"> Buyers are able to see reviews of each houses from other buyers. </text:span>The system will provide a map for the location of each house/office, the nearby amenities that the user would be concerned about like school, hospital etc .</text:p>
      <text:p text:style-name="P37"/>
      <text:p text:style-name="P13">1.7 limitation of the study</text:p>
      <text:p text:style-name="P38">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44">People who crave for human interaction time may feel so much uneasy carrying all the actions on a computer screen due to long existence of traditional methods of dealing with other parties in person.</text:span></text:p>
      <text:p text:style-name="P38"/>
      <text:p text:style-name="P14">1.8 Significance</text:p>
      <text:p text:style-name="P39">The online real estate system is aimed at providing correct and truthful information to buyers . This will reduce their energy, time and money spent in moving door to door looking for houses.</text:p>
      <text:p text:style-name="P41">Lack of scammers <text:span text:style-name="T45">and provision of correct and reliable data</text:span> will <text:s/>increase their trust and dependability o<text:span text:style-name="T45">f</text:span> the system.</text:p>
      <text:p text:style-name="P40">It will also make it easier to search for a vacant house as per a geographical location, knowing the amount and talking to a reliable trusted agent.</text:p>
      <text:p text:style-name="P29"/>
      <text:p text:style-name="P29"/>
      <text:p text:style-name="P29"/>
      <text:p text:style-name="P29"/>
      <text:p text:style-name="P29"/>
      <text:p text:style-name="P29"/>
      <text:p text:style-name="P29"/>
      <text:p text:style-name="P29"/>
      <text:p text:style-name="P29"/>
      <text:p text:style-name="P29"><text:soft-page-break/></text:p>
      <text:p text:style-name="P29"><text:tab/><text:span text:style-name="T5">CHAPTER TWO: LITERATURE REVIEW</text:span></text:p>
      <text:p text:style-name="P79">2.1 Introduction.</text:p>
      <text:p text:style-name="P82">As rural-urbanization increases, <text:span text:style-name="T48">demand</text:span> for better housing and good office working places <text:span text:style-name="T48">rises.</text:span></text:p>
      <text:p text:style-name="P82">With good internet connection and <text:span text:style-name="T48">majority</text:span> <text:span text:style-name="T48">being</text:span> computer literate, need for <text:span text:style-name="T57">online </text:span><text:s/>house searching arises. <text:span text:style-name="T46">This chapter will provide us with the reason beyond the creation of this </text:span>online rental <text:span text:style-name="T46">System and will compare it with other </text:span>pr-existing<text:span text:style-name="T46"> systems locally. <text:s/>We will also go through the advantages and disadvantages of the preexisting system</text:span>s<text:span text:style-name="T46">,try to check out the loopholes in each and give a clear reason why this system is better than t</text:span>he others .</text:p>
      <text:p text:style-name="P80">2.2 Strengths and weaknesses of the existing systems</text:p>
      <text:p text:style-name="P83">Online real estate can be dated back to around 1999 when the internet technology advanced and more than 2000 homes in America were sold online. <text:span text:style-name="T49">The prime platforms were Trulia, Yahoo,Zillow ,etc. In Kenya, Online real estate started around 2009 <text:s/>when internet connnectivity <text:s/>improved(‘google for sources’). As of the year 2020, there has been a plethora of online real estate systems in Kenya <text:s/>such as </text:span><text:span text:style-name="T6">buyrentkenya, pigiame </text:span><text:span text:style-name="T49">etc. These platforms have had their part of advantages and demerits. Some of their advantages is that they’ve bridged down the hard hustle required to look for a house and now people can comfortably via the phones, search for a vacant house in a certain locale. Besides, you don’t have to use an agent to help you look for a house as you can easily log into the variety of sites and search through the available houses.</text:span></text:p>
      <text:p text:style-name="P84">Landlords can also easily advertise their vacant houses as there is no money charged on them. Despite all these merits, the demerits have been severe which have led to most of the people loosing trust with the system. The existence of online scammers in these platforms is one great demerit which has seen most buyers loose trust with the systems. This is due to the scammers posting pictures of houses/<text:span text:style-name="T50">offices</text:span> they don’t own only to lure <text:span text:style-name="T50">buyers into sending them booking money. </text:span></text:p>
      <text:p text:style-name="P85">Copyright infringement is another downfall has some fake sellers upload downloaded pictures from the internet and advertise them as vacant houses/offices only for sellers to reach the place and meet the houses aren’t as good as advertised.</text:p>
      <text:p text:style-name="P85"><text:soft-page-break/>In terms of offices, although there are platforms that advertise vacant <text:s/>offices <text:s/>it’s only a small number and mainly, these are specific offices.</text:p>
      <text:p text:style-name="P85">To rebuild buyers trust in the online industry</text:p>
      <text:p text:style-name="P81">2.3 analysis, comparison and criticism of existing projec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text:tab/><text:span text:style-name="T7">CHAPTER 3</text:span></text:p>
      <text:p text:style-name="P15">3.1 Introduction</text:p>
      <text:p text:style-name="P43"/>
      <text:p text:style-name="P43">Focus on this chapter is on the system beneficiaries, methodologies used in data collection, data analysis methods and system test plan.</text:p>
      <text:p text:style-name="P43"/>
      <text:p text:style-name="P15">3.2 System beneficiaries and it’s locale</text:p>
      <text:p text:style-name="P58"/>
      <text:p text:style-name="P58">Research has been done in Nairobi, <text:span text:style-name="T51">Kenya</text:span> and therefore, this system targets Nairobi residents and also people coming to Nairobi although after development it will grow to other cities and towns. Nairobi population is growing at a vast speed <text:span text:style-name="T51">as more people come looking for job opportunities. There’s a hard time looking for houses and office spaces. This system will help ease the hustle of online house / office space searching increasing the trust between the renters and the buyers.</text:span></text:p>
      <text:p text:style-name="P58"/>
      <text:p text:style-name="P70">3.3 Sample</text:p>
      <text:p text:style-name="P70"/>
      <text:p text:style-name="P59">Sample refers to the entire target population in which inference from survey data is <text:s/>made. The target population must be <text:span text:style-name="T52">good enough to authorize statistical analysis .Each person</text:span> <text:s/>must <text:span text:style-name="T52">be living or have lived in Nairobi for more than one year. Nairobi county has got 17 constituencies and 58 residential areas with the rest of the <text:s/>city being industrial and corporate areas.</text:span></text:p>
      <text:p text:style-name="P60">I picked a sample of individuals living in Nairobi which acted as a representation of the whole population in Nairobi . The samples gave me feedback and allowed me to get more knowledge about the features they would want added to the system.</text:p>
      <text:p text:style-name="P71"/>
      <text:p text:style-name="P71">3.3.1 Sampling Method</text:p>
      <text:p text:style-name="P71"/>
      <text:p text:style-name="P61">Sampling refers to the method of examining a part of a whole in order to make reference of the whole <text:span text:style-name="T53">or the act of getting samples</text:span>. <text:s/><text:span text:style-name="T54">Simple random sampling method will be used since everyone gets an equal chance of getting selected and <text:s/>avoids bias .</text:span></text:p>
      <text:p text:style-name="P61"/>
      <text:p text:style-name="P72">3.4 Data Collection Method</text:p>
      <text:p text:style-name="P62"/>
      <text:p text:style-name="P62">Data collection alludes to the action of preparing and gathering data with the main aim of providing information to a particular subject and keeping research integrity. Data collection can either be primary or secondary. Primary data collection is where first hand data is gotten through means such as interviewing and questionnaire while secondary data is data through mediums such as internet and newspapers where another researcher carried out the research. </text:p>
      <text:p text:style-name="P62"/>
      <text:p text:style-name="P72">3.4.1 Primary data collection</text:p>
      <text:p text:style-name="P72"/>
      <text:p text:style-name="P62">This refers to first hand data. In our system, Interviews, <text:span text:style-name="T55">close-ended questions, online surveys and focus groups were used.</text:span></text:p>
      <text:p text:style-name="P62"/>
      <text:p text:style-name="P62"/>
      <text:p text:style-name="P62"><text:soft-page-break/></text:p>
      <text:p text:style-name="P72">3.4.1.1 Interviews</text:p>
      <text:p text:style-name="P73"/>
      <text:p text:style-name="P63">Some of the residents were interviewed on what means or process they used of getting a house and how they managed to choose their area of location . Landlords and agents were also interviewed on how long they used to stay before their vacant houses get occupied , which methods did most clients use to contact them for a house and which advertising methods they used to alert for vacant houses / spaces.</text:p>
      <text:p text:style-name="P63">Some people with shops and offices were also interviewed on how they managed to secure most of those shop / office spaces.</text:p>
      <text:p text:style-name="P63"/>
      <text:p text:style-name="P63">The main aim of the interview was to understand and get information about the <text:s/>methods and <text:s/>sites buyers use to look for or search for a house ,challenges facing them and propose to them the new system and get feedback from them.</text:p>
      <text:p text:style-name="P64">Also to understand and know the best methods the landlords / agents used to advertise for vacant houses , <text:span text:style-name="T56">challenges they were going through with the old already existing systems <text:s/>and changes they would want to be met in the new system.</text:span></text:p>
      <text:p text:style-name="P64"/>
      <text:p text:style-name="P74">3.4.1.2 Focus groups</text:p>
      <text:p text:style-name="P64"/>
      <text:p text:style-name="P65">I had a group discussion with people on the already hustle they go through in searching for a house, the merits and demerits with the already existing online house hunting sites. I proposed the new system to them and got feedback on what to include.</text:p>
      <text:p text:style-name="P65"/>
      <text:p text:style-name="P65">The main aim of the focus group was to hear from a large majority about their thoughts on house / office / shop hunting in Nairobi, the challenges and what they thought was the solution. Also their views on the existing system and the best changes they would want included.</text:p>
      <text:p text:style-name="P65"/>
      <text:p text:style-name="P75">3.4.1.3 Online Surveys</text:p>
      <text:p text:style-name="P66"/>
      <text:p text:style-name="P67">To the large population I couldn’t reach, online surveys were created in which people were supposed to give feedback. The main intention was to reach a large population around Nairobi and get feedback and their intended recommendations</text:p>
      <text:p text:style-name="P67"/>
      <text:p text:style-name="P77">3.4.2 Secondary data collection</text:p>
      <text:p text:style-name="P76"/>
      <text:p text:style-name="P68">Secondary data refers to data that has been collected by someone else , undergone statistical analysis with it’s main purpose being other than the researchers current project.</text:p>
      <text:p text:style-name="P69">The internet and newspapers <text:span text:style-name="T58">on online real estate</text:span> <text:span text:style-name="T58">are</text:span> my secondary sources of data . <text:span text:style-name="T58">I will compare this data with the primary data and make a final conclusion.</text:span></text:p>
      <text:p text:style-name="P72"/>
      <text:p text:style-name="P45"/>
      <text:p text:style-name="P46"/>
      <text:p text:style-name="P46"/>
      <text:p text:style-name="P46"/>
      <text:p text:style-name="P46"><text:soft-page-break/></text:p>
      <text:p text:style-name="P46"/>
      <text:p text:style-name="P46"/>
      <text:p text:style-name="P46"/>
      <text:p text:style-name="P16">3.5 Data analysis methods</text:p>
      <text:p text:style-name="P16"/>
      <text:p text:style-name="P47">Simple statistical analytical tools such as bar charts and pie charts were used to analyze data collected from all other sources.</text:p>
      <text:p text:style-name="P47"/>
      <text:p text:style-name="P16">3.6 System <text:span text:style-name="T59">design </text:span><text:s/>and <text:span text:style-name="T59">methodology</text:span></text:p>
      <text:p text:style-name="P18"/>
      <text:p text:style-name="P48">Sys<text:span text:style-name="T59">tem design is the technique I will show how I will create the system. <text:s/>Agile methodology suites best this system.</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7"><text:tab/>CHAPTER 4: <text:span text:style-name="T60">SYSTEM ANALYSIS AND REQUIREMENT MODELING</text:span></text:p>
      <text:p text:style-name="P17"/>
      <text:p text:style-name="P17">4.1 Introduction</text:p>
      <text:p text:style-name="P17"/>
      <text:p text:style-name="P49">Much of the work at this stage requires technical knowledge in Computers and systems design. Besides , <text:span text:style-name="T61">a system cannot be designed without the user and thus, user inclusion is vital.</text:span></text:p>
      <text:p text:style-name="P49">Data obtained through the primary and the secondary data collection methods will serve well in the design and creation of the system. </text:p>
      <text:p text:style-name="P49"/>
      <text:p text:style-name="P19">4.2 System requirements</text:p>
      <text:p text:style-name="P19"/>
      <text:p text:style-name="P50">System requirements refers to the necessity required for the design and creation of this system.</text:p>
      <text:p text:style-name="P50">The <text:s/>requirements for this system are functional and non-functional <text:span text:style-name="T63">specifications</text:span>, stakeholders and design c<text:span text:style-name="T62">onstraints</text:span></text:p>
      <text:p text:style-name="P50"/>
      <text:p text:style-name="P78"><text:span text:style-name="T8">4.</text:span><text:span text:style-name="T10">2.1 </text:span><text:span text:style-name="T8">Functional </text:span><text:span text:style-name="T9">specifications</text:span></text:p>
      <text:p text:style-name="P105"/>
      <text:p text:style-name="P78"><text:span text:style-name="T32">Functional specifications details <text:s/>the service that the system should offer. <text:s/>The system </text:span><text:span text:style-name="T35">should be</text:span><text:span text:style-name="T32"> able to do the following: <text:s text:c="2"/></text:span></text:p>
      <text:list xml:id="list2115740654" text:style-name="L4">
        <text:list-item>
          <text:p text:style-name="P93">The system should allow users, landlord / agents / admins to login and register</text:p>
        </text:list-item>
        <text:list-item>
          <text:p text:style-name="P93">The system should allow landlord / agents <text:s/>to add properties, edit, view and delete them</text:p>
        </text:list-item>
        <text:list-item>
          <text:p text:style-name="P93">The system should allow admins to remove user / agent incase of any misconduct.</text:p>
        </text:list-item>
        <text:list-item>
          <text:p text:style-name="P93">The system should allow user reviews on each property</text:p>
        </text:list-item>
        <text:list-item>
          <text:p text:style-name="P93">user can be able to contact both the landlord and admin</text:p>
        </text:list-item>
        <text:list-item>
          <text:p text:style-name="P93">user can add a review on each property, edit or delete the review.</text:p>
        </text:list-item>
        <text:list-item>
          <text:p text:style-name="P93">Each property should display cost, location and description</text:p>
        </text:list-item>
        <text:list-item>
          <text:p text:style-name="P94">The user is able to search for any property in the system.</text:p>
        </text:list-item>
      </text:list>
      <text:p text:style-name="P51"/>
      <text:p text:style-name="P20">4.2.2 Nonfunctional specifications</text:p>
      <text:p text:style-name="P20"/>
      <text:p text:style-name="P51">These refers to the quality attributes of the proposed software.</text:p>
      <text:p text:style-name="P51">The<text:span text:style-name="T1"> </text:span>specifications are :</text:p>
      <text:list xml:id="list79636409" text:style-name="L5">
        <text:list-item>
          <text:p text:style-name="P96">System should be responsive on both phone and computer</text:p>
        </text:list-item>
        <text:list-item>
          <text:p text:style-name="P96">user data should be secure against hackers</text:p>
        </text:list-item>
        <text:list-item>
          <text:p text:style-name="P96">system should remain stable despite high number of users</text:p>
        </text:list-item>
        <text:list-item>
          <text:p text:style-name="P96">system should be user friendly</text:p>
        </text:list-item>
        <text:list-item>
          <text:p text:style-name="P97">system should run on any browser</text:p>
        </text:list-item>
      </text:list>
      <text:p text:style-name="P98"/>
      <text:p text:style-name="P21">4.2.3 Stakeholder</text:p>
      <text:p text:style-name="P99"/>
      <text:p text:style-name="P99">This refers to all the people who will directly or indirectly be affected by the system. They included</text:p>
      <text:list xml:id="list736236024" text:style-name="L6">
        <text:list-item>
          <text:p text:style-name="P106"><text:span text:style-name="T34"><text:s text:c="12"/>Software engineers </text:span><text:span text:style-name="T33">who will be maintaining the system</text:span><text:span text:style-name="T34">, <text:s/></text:span></text:p>
        </text:list-item>
      </text:list>
      <text:list xml:id="list585965994" text:style-name="L7">
        <text:list-item>
          <text:p text:style-name="P100"><text:tab/>end-users who will be interacting with the system, </text:p>
        </text:list-item>
        <text:list-item>
          <text:p text:style-name="P101"><text:tab/>landlords / agents who will be posting in the system</text:p>
        </text:list-item>
      </text:list>
      <text:p text:style-name="P52"/>
      <text:p text:style-name="P47"/>
      <text:p text:style-name="P16"/>
      <text:p text:style-name="P16"><text:soft-page-break/></text:p>
      <text:p text:style-name="P16"/>
      <text:p text:style-name="P22">4.2.4 Design Constraints</text:p>
      <text:p text:style-name="P22"/>
      <text:p text:style-name="P53">This refers to the limitations on the operations of the system. The following constraints were identified during the system requirements analysis:</text:p>
      <text:list xml:id="list1308040155" text:style-name="L8">
        <text:list-item>
          <text:p text:style-name="P102"><text:tab/>Mongodb database to be used</text:p>
        </text:list-item>
        <text:list-item>
          <text:p text:style-name="P102"><text:s text:c="9"/>System only works on <text:s/>web-browsers</text:p>
        </text:list-item>
        <text:list-item>
          <text:p text:style-name="P102"><text:s text:c="8"/><text:span text:style-name="T64">System Cannot be used offline</text:span></text:p>
        </text:list-item>
      </text:list>
      <text:p text:style-name="P53"/>
      <text:p text:style-name="P22">4.3 Design models</text:p>
      <text:p text:style-name="P53"/>
      <text:p text:style-name="P46"/>
      <text:p text:style-name="P46"/>
      <text:p text:style-name="P46"/>
      <text:p text:style-name="P46"/>
      <text:p text:style-name="P46"/>
      <text:p text:style-name="P46"/>
      <text:p text:style-name="P46"/>
      <text:p text:style-name="P46"/>
      <text:p text:style-name="P46"/>
      <text:p text:style-name="P46"/>
      <text:p text:style-name="P45"/>
      <text:p text:style-name="P45"/>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ew times" svg:font-family="'New time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9T12:16:26.815972955</dc:date>
    <meta:editing-duration>PT10H10M</meta:editing-duration>
    <meta:editing-cycles>75</meta:editing-cycles>
    <meta:document-statistic meta:table-count="0" meta:image-count="0" meta:object-count="0" meta:page-count="10" meta:paragraph-count="129" meta:word-count="3168" meta:character-count="18645" meta:non-whitespace-character-count="15534"/>
  </office:meta>
</office:document-meta>
</file>